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e1af" officeooo:paragraph-rsid="0011e1af"/>
    </style:style>
    <style:style style:name="P2" style:family="paragraph" style:parent-style-name="Standard">
      <style:text-properties officeooo:paragraph-rsid="0011e1af"/>
    </style:style>
    <style:style style:name="P3" style:family="paragraph" style:parent-style-name="Standard">
      <style:text-properties officeooo:rsid="00128a41" officeooo:paragraph-rsid="00128a41"/>
    </style:style>
    <style:style style:name="P4" style:family="paragraph" style:parent-style-name="Standard">
      <style:text-properties officeooo:rsid="0014d22e" officeooo:paragraph-rsid="0014d22e"/>
    </style:style>
    <style:style style:name="P5" style:family="paragraph" style:parent-style-name="Standard">
      <style:text-properties fo:font-weight="bold" officeooo:rsid="0014d22e" officeooo:paragraph-rsid="0014d22e" style:font-weight-asian="bold" style:font-weight-complex="bold"/>
    </style:style>
    <style:style style:name="P6" style:family="paragraph" style:parent-style-name="Standard">
      <style:text-properties fo:font-weight="bold" officeooo:rsid="0011e1af" officeooo:paragraph-rsid="0011e1af" style:font-weight-asian="bold" style:font-weight-complex="bold"/>
    </style:style>
    <style:style style:name="P7" style:family="paragraph" style:parent-style-name="Standard">
      <style:text-properties fo:font-weight="normal" officeooo:rsid="0014d22e" officeooo:paragraph-rsid="0014d22e" style:font-weight-asian="normal" style:font-weight-complex="normal"/>
    </style:style>
    <style:style style:name="P8" style:family="paragraph" style:parent-style-name="Standard">
      <style:text-properties fo:font-weight="normal" officeooo:rsid="0016b51c" officeooo:paragraph-rsid="0016b51c" style:font-weight-asian="normal" style:font-weight-complex="normal"/>
    </style:style>
    <style:style style:name="P9" style:family="paragraph" style:parent-style-name="Standard">
      <style:text-properties style:text-underline-style="solid" style:text-underline-width="auto" style:text-underline-color="font-color" fo:font-weight="normal" officeooo:rsid="0016b51c" officeooo:paragraph-rsid="0016b51c" style:font-weight-asian="normal" style:font-weight-complex="normal"/>
    </style:style>
    <style:style style:name="P10" style:family="paragraph" style:parent-style-name="Standard">
      <style:text-properties style:text-underline-style="solid" style:text-underline-width="auto" style:text-underline-color="font-color" fo:font-weight="normal" officeooo:rsid="001ad329" officeooo:paragraph-rsid="001ad329" style:font-weight-asian="normal" style:font-weight-complex="normal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16b51c" officeooo:paragraph-rsid="0016b51c" style:font-weight-asian="bold" style:font-weight-complex="bold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1ad329" officeooo:paragraph-rsid="001ad329" style:font-weight-asian="bold" style:font-weight-complex="bold"/>
    </style:style>
    <style:style style:name="P13" style:family="paragraph" style:parent-style-name="Standard">
      <style:text-properties officeooo:rsid="0016b51c" officeooo:paragraph-rsid="0016b51c"/>
    </style:style>
    <style:style style:name="P14" style:family="paragraph" style:parent-style-name="Standard">
      <style:text-properties officeooo:rsid="00170cab" officeooo:paragraph-rsid="00170cab"/>
    </style:style>
    <style:style style:name="P15" style:family="paragraph" style:parent-style-name="Standard">
      <style:text-properties style:text-underline-style="none" fo:font-weight="normal" officeooo:rsid="0016b51c" officeooo:paragraph-rsid="0016b51c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17c552" officeooo:paragraph-rsid="0017c552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1ad329" officeooo:paragraph-rsid="001ad329" style:font-weight-asian="normal" style:font-weight-complex="normal"/>
    </style:style>
    <style:style style:name="P18" style:family="paragraph" style:parent-style-name="Standard">
      <style:text-properties style:text-underline-style="none" fo:font-weight="bold" officeooo:rsid="001ad329" officeooo:paragraph-rsid="001ad329" style:font-weight-asian="bold" style:font-weight-complex="bold"/>
    </style:style>
    <style:style style:name="P19" style:family="paragraph" style:parent-style-name="Standard">
      <style:text-properties officeooo:rsid="001ad329" officeooo:paragraph-rsid="001ad329"/>
    </style:style>
    <style:style style:name="T1" style:family="text">
      <style:text-properties officeooo:rsid="0011e1af"/>
    </style:style>
    <style:style style:name="T2" style:family="text">
      <style:text-properties officeooo:rsid="0012f6f1"/>
    </style:style>
    <style:style style:name="T3" style:family="text">
      <style:text-properties officeooo:rsid="0016b51c"/>
    </style:style>
    <style:style style:name="T4" style:family="text">
      <style:text-properties officeooo:rsid="001717b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1</text:p>
      <text:p text:style-name="P1"/>
      <text:p text:style-name="Standard"><text:span text:style-name="T1">i</text:span>nt fa0/0</text:p>
      <text:p text:style-name="Standard"><text:s/>ip add 172.16.12.1 255.255.255.252</text:p>
      <text:p text:style-name="Standard"><text:span text:style-name="T1"><text:s/>n</text:span>o shut</text:p>
      <text:p text:style-name="P1"><text:s/>exit</text:p>
      <text:p text:style-name="P1">int fa2/0</text:p>
      <text:p text:style-name="P1"><text:s/>ip add 172.16.13.1 255.255.255.252</text:p>
      <text:p text:style-name="P2"><text:span text:style-name="T1"><text:s/>n</text:span>o shut</text:p>
      <text:p text:style-name="P1"><text:s/>exit</text:p>
      <text:p text:style-name="P1">int l0</text:p>
      <text:p text:style-name="P1"><text:s/>ip add 1.1.1.1 255.255.255.255</text:p>
      <text:p text:style-name="P1"><text:s/>exit</text:p>
      <text:p text:style-name="P1"/>
      <text:p text:style-name="P1"/>
      <text:p text:style-name="P1">R2</text:p>
      <text:p text:style-name="P1"/>
      <text:p text:style-name="P2"><text:span text:style-name="T1">i</text:span>nt fa0/0</text:p>
      <text:p text:style-name="P2"><text:s/>ip add 172.16.12.<text:span text:style-name="T1">2</text:span> 255.255.255.252</text:p>
      <text:p text:style-name="P2"><text:span text:style-name="T1"><text:s/>n</text:span>o shut</text:p>
      <text:p text:style-name="P1"><text:s/>exit</text:p>
      <text:p text:style-name="P1">int fa1/0</text:p>
      <text:p text:style-name="P1"><text:s/>ip add 172.16.23.1 255.255.255.252</text:p>
      <text:p text:style-name="P2"><text:span text:style-name="T1"><text:s/>n</text:span>o shut</text:p>
      <text:p text:style-name="P1"><text:s/>exit</text:p>
      <text:p text:style-name="P1">int l0</text:p>
      <text:p text:style-name="P1"><text:s/>ip add 2.2.2.2 255.255.255.255</text:p>
      <text:p text:style-name="P1"><text:s/>exit</text:p>
      <text:p text:style-name="P1"/>
      <text:p text:style-name="P1"/>
      <text:p text:style-name="P1">R3</text:p>
      <text:p text:style-name="P1"/>
      <text:p text:style-name="P2"><text:span text:style-name="T1">i</text:span>nt fa<text:span text:style-name="T1">2/</text:span>0</text:p>
      <text:p text:style-name="P2"><text:s/>ip add 172.16.1<text:span text:style-name="T1">3</text:span>.<text:span text:style-name="T1">2</text:span> 255.255.255.252</text:p>
      <text:p text:style-name="P2"><text:span text:style-name="T1"><text:s/>n</text:span>o shut</text:p>
      <text:p text:style-name="P1"><text:s/>exit</text:p>
      <text:p text:style-name="P1">int fa1/0</text:p>
      <text:p text:style-name="P1"><text:s/>ip add 172.16.23.2 255.255.255.252</text:p>
      <text:p text:style-name="P2"><text:span text:style-name="T1"><text:s/>n</text:span>o shut</text:p>
      <text:p text:style-name="P1"><text:s/>exit</text:p>
      <text:p text:style-name="P1">int l0</text:p>
      <text:p text:style-name="P1"><text:s/>ip add 3.3.3.3 255.255.255.255</text:p>
      <text:p text:style-name="P1"><text:s/>exit</text:p>
      <text:p text:style-name="P1"/>
      <text:p text:style-name="P1"/>
      <text:p text:style-name="P1">-----</text:p>
      <text:p text:style-name="P1"/>
      <text:p text:style-name="P1"/>
      <text:p text:style-name="P1"/>
      <text:p text:style-name="P3"><text:soft-page-break/>enable ssh and telnet in cisco ios devices</text:p>
      <text:p text:style-name="P3">-------------------------------------------------</text:p>
      <text:p text:style-name="P1"/>
      <text:p text:style-name="P1">R1(config)#ip domain-name jk.com</text:p>
      <text:p text:style-name="P1">R1(config)#crypto key generate rsa </text:p>
      <text:p text:style-name="P1">The name for the keys will be: R1.jk.com</text:p>
      <text:p text:style-name="P1">Choose the size of the key modulus in the range of 360 to 2048 for your</text:p>
      <text:p text:style-name="P1"><text:s text:c="2"/>General Purpose Keys. Choosing a key modulus greater than 512 may take</text:p>
      <text:p text:style-name="P1"><text:s text:c="2"/>a few minutes.</text:p>
      <text:p text:style-name="P1"/>
      <text:p text:style-name="P1">How many bits in the modulus [512]: 2048</text:p>
      <text:p text:style-name="P1"/>
      <text:p text:style-name="P1"/>
      <text:p text:style-name="P1"><text:span text:style-name="T2">i</text:span>p ssh version 2</text:p>
      <text:p text:style-name="P1">line vty 0 4</text:p>
      <text:p text:style-name="P1"><text:s/>login local</text:p>
      <text:p text:style-name="P1"><text:s/>transport input telnet ssh</text:p>
      <text:p text:style-name="P1">!</text:p>
      <text:p text:style-name="P1">username cisco password cisco</text:p>
      <text:p text:style-name="P1"/>
      <text:p text:style-name="P4">=---------------</text:p>
      <text:p text:style-name="P4"/>
      <text:p text:style-name="P5">attempt ssh login</text:p>
      <text:p text:style-name="P4"/>
      <text:p text:style-name="P1"/>
      <text:p text:style-name="P1"/>
      <text:p text:style-name="P6">R1#ssh cisco@1.1.1.1</text:p>
      <text:p text:style-name="P1">% No user specified nor available for SSH client</text:p>
      <text:p text:style-name="P1"/>
      <text:p text:style-name="P6">R1#show crypto key mypubkey rsa</text:p>
      <text:p text:style-name="P1">% Key pair was generated at: 00:26:58 UTC Mar 1 2002</text:p>
      <text:p text:style-name="P1">Key name: R1.jk.com</text:p>
      <text:p text:style-name="P1"><text:s/>Usage: General Purpose Key</text:p>
      <text:p text:style-name="P1"><text:s/>Key is not exportable.</text:p>
      <text:p text:style-name="P1"><text:s/>Key Data:</text:p>
      <text:p text:style-name="P1"><text:s text:c="2"/>30820122 300D0609 2A864886 F70D0101 01050003 82010F00 3082010A 02820101 </text:p>
      <text:p text:style-name="P1"><text:s text:c="2"/>00BD0599 BC5EF7F9 FA176382 6C0A6FE6 420A15B5 24247593 07012F1E 1DE9EF93 </text:p>
      <text:p text:style-name="P1"><text:s text:c="2"/>53FD8C29 E5891255 A6F58DC8 BEF9C280 3A2E17D3 62F36961 ADC2213C A9A87365 </text:p>
      <text:p text:style-name="P1"><text:s text:c="2"/>72094BD5 ACE5ECBC 67C438D8 8CED53F8 DBF658EA 93744C06 58310294 1822267A </text:p>
      <text:p text:style-name="P1"><text:s text:c="2"/>46516475 EAE72FA5 ABE7090B 9D7BB778 AC6E8A38 5DC76BC3 8C30BEA4 7188648A </text:p>
      <text:p text:style-name="P1"><text:s text:c="2"/>5D977DD6 E8FFD3E2 83BCE7E6 61A7C14E 9EC4B90F 658A24B0 4F730CEE B90901F0 </text:p>
      <text:p text:style-name="P1"><text:s text:c="2"/>D47515CE D2B53E33 D624B27D 8AAE9B17 1ED7E061 B236BB35 EC7B691F F0A7501B </text:p>
      <text:p text:style-name="P1"><text:s text:c="2"/>DFB659F4 F4FCF507 9035521B 5B53507C 588F9E1F 97C9D3C1 86293848 F65E63F0 </text:p>
      <text:p text:style-name="P1"><text:s text:c="2"/>0E02D7B0 FBF05F0B DB54E849 E8BC519A 3EC42B8E 911B66C0 38F4A36F 46C5CBEC </text:p>
      <text:p text:style-name="P1"><text:s text:c="2"/>EF020301 0001</text:p>
      <text:p text:style-name="P1">% Key pair was generated at: 00:26:58 UTC Mar 1 2002</text:p>
      <text:p text:style-name="P1">Key name: R1.jk.com.server</text:p>
      <text:p text:style-name="P1"><text:s/>Usage: Encryption Key</text:p>
      <text:p text:style-name="P1"><text:s/>Key is not exportable.</text:p>
      <text:p text:style-name="P1"><text:soft-page-break/><text:s/>Key Data:</text:p>
      <text:p text:style-name="P1"><text:s text:c="2"/>307C300D 06092A86 4886F70D 01010105 00036B00 30680261 00B5AE9A FB5243B1 </text:p>
      <text:p text:style-name="P1"><text:s text:c="2"/>167362DF 563CBBDA 3AC89E9B 31F85F6D C715D911 00C11ACB 7088BECD 3E8976A2 </text:p>
      <text:p text:style-name="P1"><text:s text:c="2"/>F96D36C3 67C10F97 1EA2FA90 829ACE9A FC4703E4 85E04C0A 86A42A59 809FF88A </text:p>
      <text:p text:style-name="P1"><text:s text:c="2"/>29EC6659 6AB7271E 2821E761 63CB4328 213A72CC 8BA00C11 9B020301 0001</text:p>
      <text:p text:style-name="P1">R1# <text:s text:c="28"/></text:p>
      <text:p text:style-name="P1">R1#</text:p>
      <text:p text:style-name="P1">R1#ssh -l cisco 1.1.1.1 <text:s text:c="2"/></text:p>
      <text:p text:style-name="P1"/>
      <text:p text:style-name="P1">Password: </text:p>
      <text:p text:style-name="P1"/>
      <text:p text:style-name="P1">R1&gt;</text:p>
      <text:p text:style-name="P1">R1&gt;en</text:p>
      <text:p text:style-name="P1">% No password set</text:p>
      <text:p text:style-name="P1"/>
      <text:p text:style-name="P1"/>
      <text:p text:style-name="P1"/>
      <text:p text:style-name="P5">add enable password</text:p>
      <text:p text:style-name="P5"/>
      <text:p text:style-name="P7">R1(config)#enable password cisco</text:p>
      <text:p text:style-name="P7"/>
      <text:p text:style-name="P7">1#ssh -l cisco 1.1.1.1</text:p>
      <text:p text:style-name="P7"/>
      <text:p text:style-name="P7">Password: </text:p>
      <text:p text:style-name="P7"/>
      <text:p text:style-name="P7">R1&gt;en</text:p>
      <text:p text:style-name="P7">Password: </text:p>
      <text:p text:style-name="P7">R1#exit</text:p>
      <text:p text:style-name="P7"/>
      <text:p text:style-name="P7">[Connection to 1.1.1.1 closed by foreign host]</text:p>
      <text:p text:style-name="P7">R1#</text:p>
      <text:p text:style-name="P7"/>
      <text:p text:style-name="P7"/>
      <text:p text:style-name="P9">When I tried ssh from linux machine</text:p>
      <text:p text:style-name="P8"/>
      <text:p text:style-name="P11">ssh is not working</text:p>
      <text:p text:style-name="P11"/>
      <text:p text:style-name="P5">root@ubuntu:/home/projects/anbox# ssh cisco@192.168.122.11</text:p>
      <text:p text:style-name="P4">Unable to negotiate with 192.168.122.11 port 22: no matching key exchange method found. Their offer: diffie-hellman-group1-sha1</text:p>
      <text:p text:style-name="P4"/>
      <text:p text:style-name="P4"/>
      <text:p text:style-name="P11">Telnet worked fine</text:p>
      <text:p text:style-name="P4"/>
      <text:p text:style-name="P4"><text:span text:style-name="T3">r</text:span>oot@ubuntu:/home/projects/anbox# telnet 192.168.122.11</text:p>
      <text:p text:style-name="P4">Trying 192.168.122.11...</text:p>
      <text:p text:style-name="P4">Connected to 192.168.122.11.</text:p>
      <text:p text:style-name="P4">Escape character is '^]'.</text:p>
      <text:p text:style-name="P4"/>
      <text:p text:style-name="P4"><text:soft-page-break/></text:p>
      <text:p text:style-name="P4">User Access Verification</text:p>
      <text:p text:style-name="P4"/>
      <text:p text:style-name="P4">Username: cisco</text:p>
      <text:p text:style-name="P4">Password: </text:p>
      <text:p text:style-name="P4">R1&gt;en</text:p>
      <text:p text:style-name="P4">Password: </text:p>
      <text:p text:style-name="P4">R1#</text:p>
      <text:p text:style-name="P4">R1#</text:p>
      <text:p text:style-name="P4">R1#exit</text:p>
      <text:p text:style-name="P4">Connection closed by foreign host.</text:p>
      <text:p text:style-name="P4">root@ubuntu:/home/projects/anbox# </text:p>
      <text:p text:style-name="P4"/>
      <text:p text:style-name="P11">Troubleshoot ssh not working from linux machine to router</text:p>
      <text:p text:style-name="P11"/>
      <text:p text:style-name="P11"/>
      <text:p text:style-name="P10">what did not work for me:</text:p>
      <text:p text:style-name="P10"/>
      <text:p text:style-name="P17">&gt;&gt;&gt;&gt;&gt;&gt;&gt;&gt;</text:p>
      <text:p text:style-name="P15">root@ubuntu:/home/projects/anbox# ssh cisco@192.168.122.11</text:p>
      <text:p text:style-name="P15">Unable to negotiate with 192.168.122.11 port 22: no matching key exchange method found. Their offer: diffie-hellman-group1-sha1</text:p>
      <text:p text:style-name="P15"/>
      <text:p text:style-name="P18">&gt;&gt;&gt;&gt;&gt;&gt;&gt;&gt;</text:p>
      <text:p text:style-name="P15">root@ubuntu:/home/projects/anbox# ssh -o KexAlgorithms=diffie-hellman-group1-sha1 cisco@192.168.122.11</text:p>
      <text:p text:style-name="P15">Unable to negotiate with 192.168.122.11 port 22: no matching cipher found. Their offer: aes128-cbc,3des-cbc,aes192-cbc,aes256-cbc</text:p>
      <text:p text:style-name="P11"/>
      <text:p text:style-name="P18">&gt;&gt;&gt;&gt;&gt;&gt;&gt;&gt;</text:p>
      <text:p text:style-name="P15">root@ubuntu:/home/projects/anbox# vim ~/.ssh/config</text:p>
      <text:p text:style-name="P16">added below 2 lines</text:p>
      <text:p text:style-name="P15"/>
      <text:p text:style-name="P15">Host 192.168.122.11</text:p>
      <text:p text:style-name="P15"><text:s text:c="2"/>KexAlgorithms +diffie-hellman-group1-sha1</text:p>
      <text:p text:style-name="P15"/>
      <text:p text:style-name="P15"/>
      <text:p text:style-name="P17">&gt;&gt;&gt;&gt;&gt;&gt;&gt;&gt;</text:p>
      <text:p text:style-name="P15">root@ubuntu:/home/projects/anbox# ssh cisco@192.168.122.11</text:p>
      <text:p text:style-name="P15">Unable to negotiate with 192.168.122.11 port 22: no matching cipher found. Their offer: aes128-cbc,3des-cbc,aes192-cbc,aes256-cbc</text:p>
      <text:p text:style-name="P11"/>
      <text:p text:style-name="P18">&gt;&gt;&gt;&gt;&gt;&gt;&gt;&gt;</text:p>
      <text:p text:style-name="P15"><text:span text:style-name="T4">r</text:span>oot@ubuntu:/home/projects/anbox# ssh -Q cipher</text:p>
      <text:p text:style-name="P15">3des-cbc</text:p>
      <text:p text:style-name="P15">aes128-cbc</text:p>
      <text:p text:style-name="P15">aes192-cbc</text:p>
      <text:p text:style-name="P15">aes256-cbc</text:p>
      <text:p text:style-name="P15">rijndael-cbc@lysator.liu.se</text:p>
      <text:p text:style-name="P15"><text:soft-page-break/>aes128-ctr</text:p>
      <text:p text:style-name="P15">aes192-ctr</text:p>
      <text:p text:style-name="P15">aes256-ctr</text:p>
      <text:p text:style-name="P13"/>
      <text:p text:style-name="P13"/>
      <text:p text:style-name="P12">Finally what worked for me:</text:p>
      <text:p text:style-name="P19"/>
      <text:p text:style-name="P19">&gt;&gt;&gt;&gt;&gt;&gt;&gt;&gt;&gt;</text:p>
      <text:p text:style-name="P13">root@ubuntu:/home/projects/anbox# vim /etc/ssh/ssh_config</text:p>
      <text:p text:style-name="P13"/>
      <text:p text:style-name="P14">uncommented below line:</text:p>
      <text:p text:style-name="P14"/>
      <text:p text:style-name="P14"><text:s text:c="4"/>Ciphers aes128-ctr,aes192-ctr,aes256-ctr,aes128-cbc,3des-cbc</text:p>
      <text:p text:style-name="P13"/>
      <text:p text:style-name="P13">:<text:span text:style-name="T4">wq!</text:span></text:p>
      <text:p text:style-name="P13"/>
      <text:p text:style-name="P13"/>
      <text:p text:style-name="P13">root@ubuntu:/home/projects/anbox# ssh cisco@192.168.122.11</text:p>
      <text:p text:style-name="P13">The authenticity of host '192.168.122.11 (192.168.122.11)' can't be established.</text:p>
      <text:p text:style-name="P13">RSA key fingerprint is SHA256:xpHVPqxpNj58SSWHlJ4tifoSQDMtvb54B16/gFObGV4.</text:p>
      <text:p text:style-name="P13">Are you sure you want to continue connecting (yes/no/[fingerprint])? yes</text:p>
      <text:p text:style-name="P13">Warning: Permanently added '192.168.122.11' (RSA) to the list of known hosts.</text:p>
      <text:p text:style-name="P13">cisco@192.168.122.11's password: </text:p>
      <text:p text:style-name="P13"/>
      <text:p text:style-name="P13">R1&gt;en</text:p>
      <text:p text:style-name="P13">Password: </text:p>
      <text:p text:style-name="P13">R1#</text:p>
      <text:p text:style-name="P13"/>
      <text:p text:style-name="P13"/>
      <text:p text:style-name="P13"/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9T02:15:34.258145293</meta:creation-date>
    <dc:date>2020-09-29T03:15:33.771863274</dc:date>
    <meta:editing-duration>PT49M45S</meta:editing-duration>
    <meta:editing-cycles>10</meta:editing-cycles>
    <meta:generator>LibreOffice/6.4.2.2$Linux_X86_64 LibreOffice_project/40$Build-2</meta:generator>
    <meta:document-statistic meta:table-count="0" meta:image-count="0" meta:object-count="0" meta:page-count="5" meta:paragraph-count="157" meta:word-count="587" meta:character-count="4719" meta:non-whitespace-character-count="4166"/>
  </office:meta>
</office:document-meta>
</file>